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5.3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0.853cm" fo:min-width="2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3.13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2pt" fo:font-weight="bold"/>
    </style:style>
    <style:style style:name="P9" style:family="paragraph">
      <loext:graphic-properties draw:fill="none" draw:fill-color="#ffffff"/>
      <style:text-properties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4cm" svg:height="3.4cm" svg:x="0.8cm" svg:y="6.5cm">
          <text:p text:style-name="P1"><text:span text:style-name="T1">In :</text:span></text:p>
          <text:p text:style-name="P1"><text:span text:style-name="T1"><text:s/></text:span><text:span text:style-name="T1">paramètres Phong</text:span></text:p>
          <text:p text:style-name="P1"><text:span text:style-name="T1">+</text:span></text:p>
          <text:p text:style-name="P1"><text:span text:style-name="T1">Géométrie</text:span></text:p>
          <text:p text:style-name="P1"><text:span text:style-name="T1">+</text:span></text:p>
          <text:p text:style-name="P1"><text:span text:style-name="T1">Textures (sol + Marcus 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5.6cm" svg:x="6.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cm" svg:height="3.4cm" svg:x="18.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2cm" svg:height="1.8cm" svg:x="23.4cm" svg:y="7.3cm">
          <text:p text:style-name="P4"><text:span text:style-name="T2">Frame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2cm" svg:height="1.103cm" svg:x="13.2cm" svg:y="7.6cm">
          <text:p text:style-name="P5"><text:span text:style-name="T3">COLOR_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013cm" svg:height="1cm" svg:x="10.313cm" svg:y="7.9cm">
          <draw:text-box>
            <text:p text:style-name="P6"><text:span text:style-name="T3">Color</text:span></text:p>
          </draw:text-box>
        </draw:frame>
        <draw:frame draw:style-name="gr6" draw:text-style-name="P9" xml:id="id4" draw:id="id4" draw:layer="layout" svg:width="3.639cm" svg:height="1.673cm" svg:x="6.3cm" svg:y="7.4cm">
          <draw:text-box>
            <text:p text:style-name="P8">GPUProgram_1</text:p>
            <text:p text:style-name="P8"/>
            <text:p text:style-name="P8"><text:tab/>Phong</text:p>
          </draw:text-box>
        </draw:frame>
        <draw:line draw:style-name="gr7" draw:text-style-name="P10" draw:layer="layout" svg:x1="10cm" svg:y1="5.4cm" svg:x2="10cm" svg:y2="11cm">
          <text:p/>
        </draw:line>
        <draw:connector draw:style-name="gr8" draw:text-style-name="P10" draw:layer="layout" svg:x1="11.8cm" svg:y1="8.2cm" svg:x2="13.2cm" svg:y2="8.2cm" svg:d="M11800 8200h1400" svg:viewBox="0 0 1401 1">
          <text:p/>
        </draw:connector>
        <draw:connector draw:style-name="gr8" draw:text-style-name="P10" draw:layer="layout" svg:x1="16.4cm" svg:y1="8.151cm" svg:x2="18.2cm" svg:y2="8.2cm" draw:start-shape="id1" draw:start-glue-point="1" draw:end-shape="id2" svg:d="M16400 8151h900v49h900" svg:viewBox="0 0 1801 50">
          <text:p/>
        </draw:connector>
        <draw:frame draw:style-name="gr9" draw:text-style-name="P9" draw:layer="layout" svg:width="3.639cm" svg:height="1.673cm" svg:x="18.101cm" svg:y="7.501cm">
          <draw:text-box>
            <text:p text:style-name="P8">GPUProgram_2</text:p>
            <text:p text:style-name="P8"/>
            <text:p text:style-name="P8"><text:tab/>SSAO</text:p>
          </draw:text-box>
        </draw:frame>
        <draw:connector draw:style-name="gr8" draw:text-style-name="P10" draw:layer="layout" svg:x1="4.2cm" svg:y1="8.2cm" svg:x2="6.3cm" svg:y2="8.236cm" draw:start-shape="id3" draw:end-shape="id4" draw:end-glue-point="3" svg:d="M4200 8200h1058v36h1042" svg:viewBox="0 0 2101 37">
          <text:p/>
        </draw:connector>
        <draw:connector draw:style-name="gr8" draw:text-style-name="P10" draw:layer="layout" svg:x1="21.6cm" svg:y1="8.2cm" svg:x2="23.4cm" svg:y2="8.2cm" draw:start-shape="id2" draw:end-shape="id5" draw:end-glue-point="3" svg:d="M21600 8200h1800" svg:viewBox="0 0 1801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04:59:01.421000000</meta:creation-date>
    <dc:date>2017-01-21T00:59:02.086000000</dc:date>
    <meta:editing-duration>PT42M55S</meta:editing-duration>
    <meta:editing-cycles>3</meta:editing-cycles>
    <meta:generator>LibreOffice/5.2.4.2$Windows_x86 LibreOffice_project/3d5603e1122f0f102b62521720ab13a38a4e0eb0</meta:generator>
    <meta:document-statistic meta:object-count="36"/>
  </office:meta>
</office:document-meta>
</file>